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_20_A4">
      <style:graphic-properties draw:auto-grow-height="true" draw:auto-grow-width="false" fo:max-height="0cm" fo:min-height="9.911cm"/>
      <style:paragraph-properties style:writing-mode="lr-tb"/>
    </style:style>
    <style:style style:name="gr3" style:family="graphic" style:parent-style-name="Text_20_A4">
      <style:graphic-properties draw:auto-grow-height="true" draw:auto-grow-width="false" fo:max-height="0cm" fo:min-height="8.92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82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style:repeat="repeat"/>
      <style:paragraph-properties fo:border-left="0.03pt solid #ffffff" fo:border-right="none" fo:border-top="0.03pt solid #ffffff" fo:border-bottom="0.03pt solid #ffffff"/>
    </style:style>
    <style:style style:name="ce4" style:family="table-cell">
      <loext:graphic-properties draw:fill="solid" draw:fill-color="#ff6d6d" style:repeat="repeat"/>
      <style:paragraph-properties fo:border="0.03pt solid #ffffff"/>
      <style:text-properties fo:font-size="18pt" style:font-size-asian="18pt" style:font-size-complex="18pt"/>
    </style:style>
    <style:style style:name="ce5" style:family="table-cell">
      <loext:graphic-properties style:repeat="repeat"/>
      <style:paragraph-properties fo:border-left="none" fo:border-right="0.03pt solid #ffffff" fo:border-top="0.03pt solid #ffffff" fo:border-bottom="0.03pt solid #ffffff"/>
    </style:style>
    <style:style style:name="ce6" style:family="table-cell">
      <loext:graphic-properties style:repeat="repeat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fill="solid" draw:fill-color="#813709" style:repeat="repeat"/>
      <style:paragraph-properties fo:border="0.03pt solid #ffffff"/>
    </style:style>
    <style:style style:name="ce8" style:family="table-cell">
      <loext:graphic-properties draw:fill="solid" draw:fill-color="#3faf46" style:repeat="repeat"/>
      <style:paragraph-properties fo:border="0.03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华强卖瓜字符画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配套导览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字符画背后的流程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Bing搜索素材，和从某视频站下载的方法(一般是 you-get 子类的 pip install 工具,也有在线解析站)</text:p>
              </text:list-item>
              <text:list-item>
                <text:p>用字幕打轴软件弄个节奏快点的<text:span text:style-name="T1">喜庆</text:span>字幕，耗时</text:p>
              </text:list-item>
              <text:list-item>
                <text:p><text:span text:style-name="T2">用万能的 </text:span><text:span text:style-name="T2">FFMpeg </text:span><text:span text:style-name="T2">剪裁黑边与字幕</text:span><text:span text:style-name="T2">: </text:span><text:span text:style-name="T3">ffmpeg -i </text:span><text:span text:style-name="T4">卖瓜</text:span><text:span text:style-name="T4">.mp4</text:span><text:span text:style-name="T3"> -vf crop=w:h:x:y </text:span><text:span text:style-name="T5">m.mp4</text:span> whxy例 748:996:86:0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字符画背后的流程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「手写的 Py PIL/OpenCV 蒙太奇绘制软件生成视频」</text:p>
              </text:list-item>
              <text:list-item>
                <text:p>将输出与音频重混合压制: <text:span text:style-name="T6">ffmpeg -i </text:span><text:span text:style-name="T5">m.mp4</text:span><text:span text:style-name="T6"> -i </text:span><text:span text:style-name="T5">m_mon.avi</text:span><text:span text:style-name="T6"> -map 0:a:0 -map 1:v:0 </text:span><text:span text:style-name="T5">o.mp4</text:span></text:p>
              </text:list-item>
              <text:list-item>
                <text:p>然后就有 .mp4 彩画 .srt 字幕，差个酷酷的截屏符合大众程序员印象即可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另外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ffmpeg 是有名且普适的音视频处理工具，支持多种后缀名和编解码器、滤镜和字幕，它的 -vf 等参数只能跟在 -i 这些操作目标的后面</text:p>
              </text:list-item>
              <text:list-item>
                <text:p>很多站点都有小hack，只要你搜userscript之类</text:p>
              </text:list-item>
              <text:list-item>
                <text:p>一些软件,如格式工厂可能都有侵权FFMpeg项目仅开放源码可用许可证,早年这些争议很大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standard" draw:layer="layout" svg:width="9.099cm" svg:height="9.263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y/x</text:p>
              </table:table-cell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 table:style-name="ce2">
                <text:p>.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 table:style-name="ce3"/>
              <table:table-cell table:style-name="ce4">
                <text:p text:style-name="P3"><text:span text:style-name="T7">(1,1)</text:span></text:p>
              </table:table-cell>
              <table:table-cell table:style-name="ce5"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2"/>
              <table:table-cell table:style-name="ce6">
                <text:p>列1</text:p>
                <text:p>.</text:p>
              </table:table-cell>
              <table:table-cell/>
              <table:table-cell table:style-name="ce2"/>
            </table:table-row>
            <table:table-row table:style-name="ro2" table:default-cell-style-name="ce3">
              <table:table-cell>
                <text:p>3</text:p>
              </table:table-cell>
              <table:table-cell table:style-name="ce7">
                <text:p>a[3][0]</text:p>
              </table:table-cell>
              <table:table-cell table:style-name="ce5"/>
              <table:table-cell/>
              <table:table-cell table:style-name="ce8">
                <text:p>a[3][3]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 table:style-name="ce6">
                <text:p>(1,4)</text:p>
              </table:table-cell>
              <table:table-cell/>
              <table:table-cell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乱码字符画并非人类设计</text:p>
          </draw:text-box>
        </draw:frame>
        <draw:frame draw:style-name="gr2" draw:text-style-name="P1" draw:layer="layout" svg:width="14cm" svg:height="9.911cm" svg:x="11cm" svg:y="4cm">
          <draw:text-box>
            <text:p><text:span text:style-name="T8">图像由</text:span><text:span text:style-name="T9">许多行</text:span><text:span text:style-name="T8">像素构成，也就是一堆有</text:span><text:span text:style-name="T8">(x,y)</text:span><text:span text:style-name="T8">且宽高皆</text:span><text:span text:style-name="T8">1</text:span><text:span text:style-name="T8">的矩形</text:span><text:span text:style-name="T8">(</text:span><text:span text:style-name="T8">点对绘图来说不明确</text:span><text:span text:style-name="T8">)</text:span></text:p>
            <text:p><text:span text:style-name="T8"/></text:p>
            <text:p><text:span text:style-name="T8">像素是精度可调的颜色点，一般</text:span><text:span text:style-name="T8">8bit(2^8)=256</text:span><text:span text:style-name="T8">色</text:span><text:span text:style-name="T8">,</text:span><text:span text:style-name="T8">注意红黄绿</text:span><text:span text:style-name="T8">RGB</text:span><text:span text:style-name="T8">原色</text:span><text:span text:style-name="T8">, 3*3=9, </text:span><text:span text:style-name="T8">红常被截断</text:span><text:span text:style-name="T8">,</text:span><text:span text:style-name="T8">才有盗图变绿一说</text:span></text:p>
            <text:p><text:span text:style-name="T8">若 </text:span><text:span text:style-name="T8">a </text:span><text:span text:style-name="T8">是点阵，以 </text:span><text:span text:style-name="T8">a.getpixel(x,y) </text:span><text:span text:style-name="T8">取设某处颜色</text:span></text:p>
            <text:p><text:span text:style-name="T8">这里称行号为</text:span><text:span text:style-name="T8">i </text:span><text:span text:style-name="T8">列号为</text:span><text:span text:style-name="T8">j, a[i][j]=a[y][x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9.099cm" svg:height="9.293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y/x</text:p>
              </table:table-cell>
              <table:table-cell>
                <text:p>0</text:p>
              </table:table-cell>
              <table:table-cell>
                <text:p>1<text:tab/>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 table:style-name="ce2"/>
              <table:table-cell/>
              <table:table-cell>
                <text:p>\n换行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 table:style-name="ce3"/>
              <table:table-cell table:style-name="ce4">
                <text:p text:style-name="P3"><text:span text:style-name="T7">(1,1)</text:span></text:p>
              </table:table-cell>
              <table:table-cell table:style-name="ce5"/>
              <table:table-cell>
                <text:p>\n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 table:style-name="ce2"/>
              <table:table-cell table:style-name="ce6"/>
              <table:table-cell/>
              <table:table-cell table:style-name="ce2">
                <text:p>\n</text:p>
              </table:table-cell>
            </table:table-row>
            <table:table-row table:style-name="ro2" table:default-cell-style-name="ce3">
              <table:table-cell>
                <text:p>3</text:p>
              </table:table-cell>
              <table:table-cell table:style-name="ce7">
                <text:p>a[i3][j0]</text:p>
              </table:table-cell>
              <table:table-cell table:style-name="ce5"/>
              <table:table-cell/>
              <table:table-cell table:style-name="ce8">
                <text:p>\n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 table:style-name="ce6">
                <text:p>(1,4)</text:p>
              </table:table-cell>
              <table:table-cell/>
              <table:table-cell/>
              <table:table-cell table:style-name="ce6">
                <text:p>..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有序的发光点构成图像</text:p>
          </draw:text-box>
        </draw:frame>
        <draw:frame draw:style-name="gr3" draw:text-style-name="P1" draw:layer="layout" svg:width="14cm" svg:height="8.92cm" svg:x="11cm" svg:y="5cm">
          <draw:text-box>
            <text:p><text:span text:style-name="T8">谈到</text:span><text:span text:style-name="T8">(x,y)</text:span><text:span text:style-name="T8">就有坐标系，常见 </text:span><text:span text:style-name="T8">x</text:span><text:span text:style-name="T8">大</text:span><text:span text:style-name="T8">=</text:span><text:span text:style-name="T8">右、</text:span><text:span text:style-name="T8">y</text:span><text:span text:style-name="T8">大</text:span><text:span text:style-name="T8">=</text:span><text:span text:style-name="T8">上 的顺序，可与表格更对仗且更适合可滚动文档的坐标， </text:span><text:span text:style-name="T8">y </text:span><text:span text:style-name="T8">要反过来</text:span><text:span text:style-name="T8">=N-y , </text:span><text:span text:style-name="T8">即 </text:span><text:span text:style-name="T8">y</text:span><text:span text:style-name="T8">大</text:span><text:span text:style-name="T8">=</text:span><text:span text:style-name="T8">下；同时程序员从</text:span><text:span text:style-name="T8">0</text:span><text:span text:style-name="T8">编号，故勿带入数学知识避免混淆。</text:span></text:p>
            <text:p><text:span text:style-name="T8"/></text:p>
            <text:p><text:span text:style-name="T8">位图的模型和字符终端很类似</text:span><text:span text:style-name="T8">, i</text:span><text:span text:style-name="T8">相当于行</text:span><text:span text:style-name="T8">,</text:span><text:span text:style-name="T8">像素相当于字符</text:span><text:span text:style-name="T8">, </text:span><text:span text:style-name="T8">只有其颜色观感需要对应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基本流程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wh是宽高,ij是行列,i&lt;n&amp;j&lt;m (nm=高宽,是因纵/上下先横/左右后的阅读顺序)</text:p>
              </text:list-item>
              <text:list-item>
                <text:p>像素图：for(i=0~h){for(j=0~w)print(彩字(a[i][j])); print(“\n”)}</text:p>
              </text:list-item>
              <text:list-item>
                <text:p>视频：要能read()读新帧图 <text:s/>对每帧以^程序输出多行彩字</text:p>
              </text:list-item>
              <text:list-item>
                <text:p>像素增量：有 mvprint(i,j,s) 在固定位置写字，就可保存前一帧，只写入更改的像素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以字符模拟色点观感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你的算法基本上会求四周点的灰度(LUM公式)均值，视情况给<text:span text:style-name="T6">手选的黑度字符</text:span><text:span text:style-name="T8"> 或色彩</text:span>，那么它实际在图a 的平滑缩放 a.resize((m, n), Image.BICUBIC, box=裁切=xywh) 图宽高(m,n) 上操作</text:p>
              </text:list-item>
              <text:list-item>
                <text:p>图形学基本会靠九宫格<text:span text:style-name="T6">梯度选取朝向字符</text:span>，但那太麻烦，类似边缘检测，B站少数(感兴趣的Linuxer看bb,cacafire命令)</text:p>
              </text:list-item>
              <text:list-item>
                <text:p>终端色彩往往有限，可把颜色模糊到(RGB值?)相差小的色号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终端IO接口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任何平台都能用 \r\n 换行符输出类似位图的多行</text:p>
              </text:list-item>
              <text:list-item>
                <text:p>Windows.h 的 wincon 暴露了 SetConsoleCursorPosition({y,x}) ，应该有前背景色枚举之类</text:p>
              </text:list-item>
              <text:list-item>
                <text:p>Linux 有 curses/ ioctl(IOC_WINSZ)&amp;ANSI 光标,颜色转义命令; 如 '\x1b[33ma\x1b[0m', m是前景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题外话</text:p>
          </draw:text-box>
        </draw:frame>
        <draw:frame presentation:style-name="pr5" draw:text-style-name="P1" draw:layer="layout" svg:width="25.199cm" svg:height="8.219cm" svg:x="0.5cm" svg:y="5.5cm" presentation:class="outline" presentation:user-transformed="true">
          <draw:text-box>
            <text:list text:style-name="L2">
              <text:list-header>
                <text:p>CSS Firefox 支持把 textarea 背景设为 video/img[gif] 元素 background:element(#id) cover，同时它能 -webkit-background-clip:text 令背景嵌在前部文本切边内</text:p>
                <text:p>但要让单字“颜色”不杂就得计算每行能放几个，用CSS w/h属性缩放视频，再作为文本<text:span text:style-name="T8">框</text:span><text:span text:style-name="T6">无插值缩放</text:span>的背景,无插值放大为色块作字色?略难</text:p>
                <text:p>利用 LRC解析setInterval 更改innerText可做web版字符画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/>
              </text:list-item>
              <text:list-item>
                <text:p>ffmpeg -i 卖瓜.mp4 -vf crop=1748:996:86:0 m.mp4</text:p>
              </text:list-item>
              <text:list-item>
                <text:p>python montage.py --subtitle-placeholder '瓜' -font /usr/share/fonts/wenquanyi/wqy-microhei/wqy-microhei.ttc --mon-background '#1A1A1E' --key-thres 25 -subtitle ~/Documents/咱动苏/a.srt ~/Documents/咱动苏/m.mp4 <text:s/>-spacing :7,10 -font-size 35</text:p>
              </text:list-item>
              <text:list-item>
                <text:p>ffmpeg -i m.mp4 -i m_mon.avi -map 0:a:0 -map 1:v:0 o.mp4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4T04:53:35.394838285</meta:creation-date>
    <meta:editing-duration>PT1H7M3S</meta:editing-duration>
    <meta:editing-cycles>34</meta:editing-cycles>
    <meta:generator>LibreOffice/7.0.6.2$Linux_X86_64 LibreOffice_project/00$Build-2</meta:generator>
    <dc:title>Classy Red</dc:title>
    <dc:date>2021-08-14T07:00:08.596487463</dc:date>
    <meta:document-statistic meta:object-count="83"/>
  </office:meta>
</office:document-meta>
</file>